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23e0c" officeooo:paragraph-rsid="00023e0c"/>
    </style:style>
    <style:style style:name="P2" style:family="paragraph" style:parent-style-name="Standard">
      <style:text-properties officeooo:rsid="00023e0c" officeooo:paragraph-rsid="00123d5a"/>
    </style:style>
    <style:style style:name="P3" style:family="paragraph" style:parent-style-name="Standard">
      <style:text-properties officeooo:rsid="00023e0c" officeooo:paragraph-rsid="0013b002"/>
    </style:style>
    <style:style style:name="P4" style:family="paragraph" style:parent-style-name="Standard">
      <style:text-properties officeooo:rsid="00023e0c" officeooo:paragraph-rsid="0014e9d0"/>
    </style:style>
    <style:style style:name="P5" style:family="paragraph" style:parent-style-name="Standard">
      <style:text-properties officeooo:rsid="00023e0c" officeooo:paragraph-rsid="0015b75c"/>
    </style:style>
    <style:style style:name="P6" style:family="paragraph" style:parent-style-name="Standard">
      <style:text-properties officeooo:rsid="00030c50" officeooo:paragraph-rsid="0019a4a7"/>
    </style:style>
    <style:style style:name="P7" style:family="paragraph" style:parent-style-name="Standard">
      <style:text-properties officeooo:rsid="00030c50" officeooo:paragraph-rsid="0025587e"/>
    </style:style>
    <style:style style:name="P8" style:family="paragraph" style:parent-style-name="Standard">
      <style:text-properties officeooo:paragraph-rsid="00023e0c"/>
    </style:style>
    <style:style style:name="P9" style:family="paragraph" style:parent-style-name="Standard" style:list-style-name="L1">
      <style:text-properties officeooo:rsid="00023e0c" officeooo:paragraph-rsid="00123d5a"/>
    </style:style>
    <style:style style:name="P10" style:family="paragraph" style:parent-style-name="Standard" style:list-style-name="L1">
      <style:text-properties officeooo:rsid="00023e0c" officeooo:paragraph-rsid="0013b002"/>
    </style:style>
    <style:style style:name="P11" style:family="paragraph" style:parent-style-name="Standard">
      <style:text-properties officeooo:rsid="00023e0c" officeooo:paragraph-rsid="00381fd2"/>
    </style:style>
    <style:style style:name="P12" style:family="paragraph" style:parent-style-name="Standard" style:list-style-name="L1">
      <style:text-properties officeooo:rsid="0013b002" officeooo:paragraph-rsid="0013b002"/>
    </style:style>
    <style:style style:name="P13" style:family="paragraph" style:parent-style-name="Standard">
      <style:text-properties officeooo:rsid="0013b002" officeooo:paragraph-rsid="0013b002"/>
    </style:style>
    <style:style style:name="P14" style:family="paragraph" style:parent-style-name="Standard">
      <style:text-properties officeooo:rsid="0014e9d0" officeooo:paragraph-rsid="0014e9d0"/>
    </style:style>
    <style:style style:name="P15" style:family="paragraph" style:parent-style-name="Standard">
      <style:text-properties officeooo:rsid="0015b75c" officeooo:paragraph-rsid="0014e9d0"/>
    </style:style>
    <style:style style:name="P16" style:family="paragraph" style:parent-style-name="Standard">
      <style:text-properties officeooo:rsid="00183e00" officeooo:paragraph-rsid="0015b75c"/>
    </style:style>
    <style:style style:name="P17" style:family="paragraph" style:parent-style-name="Standard" style:list-style-name="L2">
      <style:text-properties officeooo:paragraph-rsid="00030c50"/>
    </style:style>
    <style:style style:name="P18" style:family="paragraph" style:parent-style-name="Standard" style:list-style-name="L2">
      <style:text-properties officeooo:rsid="0002a410" officeooo:paragraph-rsid="0002a410"/>
    </style:style>
    <style:style style:name="P19" style:family="paragraph" style:parent-style-name="Standard" style:list-style-name="L2">
      <style:text-properties officeooo:rsid="00030c50" officeooo:paragraph-rsid="0029fb8f"/>
    </style:style>
    <style:style style:name="P20" style:family="paragraph" style:parent-style-name="Standard" style:list-style-name="L2">
      <style:text-properties officeooo:rsid="00030c50" officeooo:paragraph-rsid="00030c50"/>
    </style:style>
    <style:style style:name="P21" style:family="paragraph" style:parent-style-name="Standard" style:list-style-name="L2">
      <style:text-properties officeooo:rsid="00030c50" officeooo:paragraph-rsid="002aa829"/>
    </style:style>
    <style:style style:name="P22" style:family="paragraph" style:parent-style-name="Standard" style:list-style-name="L2">
      <style:text-properties officeooo:rsid="00030c50" officeooo:paragraph-rsid="0008053e"/>
    </style:style>
    <style:style style:name="P23" style:family="paragraph" style:parent-style-name="Standard" style:list-style-name="L2">
      <style:text-properties officeooo:rsid="00030c50" officeooo:paragraph-rsid="0031b56b"/>
    </style:style>
    <style:style style:name="P24" style:family="paragraph" style:parent-style-name="Standard" style:list-style-name="L2">
      <style:text-properties officeooo:rsid="002aa829" officeooo:paragraph-rsid="002aa829"/>
    </style:style>
    <style:style style:name="P25" style:family="paragraph" style:parent-style-name="Standard" style:list-style-name="L2">
      <style:text-properties officeooo:rsid="0008053e" officeooo:paragraph-rsid="0008053e"/>
    </style:style>
    <style:style style:name="P26" style:family="paragraph" style:parent-style-name="Standard">
      <style:text-properties officeooo:rsid="0008053e" officeooo:paragraph-rsid="0008053e"/>
    </style:style>
    <style:style style:name="P27" style:family="paragraph" style:parent-style-name="Standard">
      <style:text-properties officeooo:rsid="003595d8" officeooo:paragraph-rsid="003595d8"/>
    </style:style>
    <style:style style:name="P28" style:family="paragraph" style:parent-style-name="Standard">
      <style:text-properties officeooo:rsid="000a7b60" officeooo:paragraph-rsid="00094b09"/>
    </style:style>
    <style:style style:name="T1" style:family="text">
      <style:text-properties officeooo:rsid="0002a410"/>
    </style:style>
    <style:style style:name="T2" style:family="text">
      <style:text-properties officeooo:rsid="00030c50"/>
    </style:style>
    <style:style style:name="T3" style:family="text">
      <style:text-properties officeooo:rsid="00065f33"/>
    </style:style>
    <style:style style:name="T4" style:family="text">
      <style:text-properties officeooo:rsid="0008053e"/>
    </style:style>
    <style:style style:name="T5" style:family="text">
      <style:text-properties officeooo:rsid="00094b09"/>
    </style:style>
    <style:style style:name="T6" style:family="text">
      <style:text-properties officeooo:rsid="000a7b60"/>
    </style:style>
    <style:style style:name="T7" style:family="text">
      <style:text-properties officeooo:rsid="000af886"/>
    </style:style>
    <style:style style:name="T8" style:family="text">
      <style:text-properties officeooo:rsid="000bf4a0"/>
    </style:style>
    <style:style style:name="T9" style:family="text">
      <style:text-properties officeooo:rsid="000d1009"/>
    </style:style>
    <style:style style:name="T10" style:family="text">
      <style:text-properties officeooo:rsid="000e3b8a"/>
    </style:style>
    <style:style style:name="T11" style:family="text">
      <style:text-properties officeooo:rsid="000f8357"/>
    </style:style>
    <style:style style:name="T12" style:family="text">
      <style:text-properties officeooo:rsid="0010a1f1"/>
    </style:style>
    <style:style style:name="T13" style:family="text">
      <style:text-properties officeooo:rsid="0011900c"/>
    </style:style>
    <style:style style:name="T14" style:family="text">
      <style:text-properties officeooo:rsid="00123d5a"/>
    </style:style>
    <style:style style:name="T15" style:family="text">
      <style:text-properties officeooo:rsid="00129f39"/>
    </style:style>
    <style:style style:name="T16" style:family="text">
      <style:text-properties officeooo:rsid="0013b002"/>
    </style:style>
    <style:style style:name="T17" style:family="text">
      <style:text-properties officeooo:rsid="0014e9d0"/>
    </style:style>
    <style:style style:name="T18" style:family="text">
      <style:text-properties officeooo:rsid="0015b75c"/>
    </style:style>
    <style:style style:name="T19" style:family="text">
      <style:text-properties officeooo:rsid="0016600f"/>
    </style:style>
    <style:style style:name="T20" style:family="text">
      <style:text-properties officeooo:rsid="00183e00"/>
    </style:style>
    <style:style style:name="T21" style:family="text">
      <style:text-properties officeooo:rsid="0019a4a7"/>
    </style:style>
    <style:style style:name="T22" style:family="text">
      <style:text-properties officeooo:rsid="001b9c21"/>
    </style:style>
    <style:style style:name="T23" style:family="text">
      <style:text-properties officeooo:rsid="001c5887"/>
    </style:style>
    <style:style style:name="T24" style:family="text">
      <style:text-properties officeooo:rsid="001e239b"/>
    </style:style>
    <style:style style:name="T25" style:family="text">
      <style:text-properties officeooo:rsid="00201bfa"/>
    </style:style>
    <style:style style:name="T26" style:family="text">
      <style:text-properties officeooo:rsid="00216295"/>
    </style:style>
    <style:style style:name="T27" style:family="text">
      <style:text-properties officeooo:rsid="0025587e"/>
    </style:style>
    <style:style style:name="T28" style:family="text">
      <style:text-properties officeooo:rsid="0025df97"/>
    </style:style>
    <style:style style:name="T29" style:family="text">
      <style:text-properties officeooo:rsid="00276906"/>
    </style:style>
    <style:style style:name="T30" style:family="text">
      <style:text-properties officeooo:rsid="00290815"/>
    </style:style>
    <style:style style:name="T31" style:family="text">
      <style:text-properties officeooo:rsid="002aa829"/>
    </style:style>
    <style:style style:name="T32" style:family="text">
      <style:text-properties officeooo:rsid="002ab9a4"/>
    </style:style>
    <style:style style:name="T33" style:family="text">
      <style:text-properties officeooo:rsid="002ca5fd"/>
    </style:style>
    <style:style style:name="T34" style:family="text">
      <style:text-properties officeooo:rsid="002d2ae8"/>
    </style:style>
    <style:style style:name="T35" style:family="text">
      <style:text-properties officeooo:rsid="002df47b"/>
    </style:style>
    <style:style style:name="T36" style:family="text">
      <style:text-properties officeooo:rsid="002ea5c9"/>
    </style:style>
    <style:style style:name="T37" style:family="text">
      <style:text-properties officeooo:rsid="002fdd3c"/>
    </style:style>
    <style:style style:name="T38" style:family="text">
      <style:text-properties officeooo:rsid="0031b56b"/>
    </style:style>
    <style:style style:name="T39" style:family="text">
      <style:text-properties officeooo:rsid="00351fc8"/>
    </style:style>
    <style:style style:name="T40" style:family="text">
      <style:text-properties officeooo:rsid="0036a238"/>
    </style:style>
    <style:style style:name="T41" style:family="text">
      <style:text-properties officeooo:rsid="00381fd2"/>
    </style:style>
    <style:style style:name="T42" style:family="text">
      <style:text-properties officeooo:rsid="00398df0"/>
    </style:style>
    <style:style style:name="T43" style:family="text">
      <style:text-properties officeooo:rsid="003adf93"/>
    </style:style>
    <style:style style:name="T44" style:family="text">
      <style:text-properties officeooo:rsid="003bdf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obal Positioning Systems are used widely in the Structural Engineering community as navigation sensors. GPS sensors provide accurate latitude, longitude and altitude coordinates for the location of GPS receiver anywhere on Earth. GPS works using satellites that are continuously orbiting the Earth at 2 rotations/day, to ensure that at any time and any point on Earth, at least 4 satellites are visible in the sky. The GPS receiver locates these satellites, figures out <text:span text:style-name="T8">its distance from the 4 satellites</text:span>, and uses trilateration to deduce its own location. <text:span text:style-name="T9">However several factors like atmospheric conditions (GPS signals are refracted in atmosphere), ephemeris errors/clock drift, measurement noise and multi-path(GPS signals bouncing off reflective surfaces and reaching receivers) <text:s/>result in errors in GPS positions. </text:span><text:span text:style-name="T11">These </text:span><text:span text:style-name="T10">GPS position errors can be modeled</text:span><text:span text:style-name="T11"> by a Weibull distribution with b=2. </text:span></text:p>
      <text:p text:style-name="P1"/>
      <text:p text:style-name="P11"><text:span text:style-name="T12">Having designed and implemented a spatial context interpretation framework for extracting sensor nodes within a region of interest defined by the inspector position/orientation </text:span><text:span text:style-name="T13">(spatial context)</text:span><text:span text:style-name="T12">, we now analyze the effect of GPS errors and how it would affect the element identification accuracy </text:span><text:span text:style-name="T42">in </text:span><text:span text:style-name="T12">the framework. </text:span>We <text:span text:style-name="T12">design</text:span> the typical path of an inspector who is on an inspection routine, by picking inspector positions at intervals of 40 feet. We determine these positions in Bridge <text:span text:style-name="T12">F</text:span>rame of <text:span text:style-name="T12">R</text:span>eference <text:span text:style-name="T12">(BFR)</text:span>. We also <text:span text:style-name="T12">determine</text:span> the inspector's orientation <text:span text:style-name="T12">in each of these positions </text:span>(which would be given by orientation sensors), by setting roll, pitch and yaw to values that would allow the inspector<text:span text:style-name="T12">'s</text:span> <text:span text:style-name="T12">visual cone to contain</text:span> sensor nodes on the bridge. So we now have discretized the path of the inspector, <text:span text:style-name="T13">and </text:span><text:s/><text:span text:style-name="T13">defined his </text:span><text:span text:style-name="T41">spatial context</text:span><text:span text:style-name="T13"> during an inspection routine of the bridge. </text:span></text:p>
      <text:p text:style-name="P1"/>
      <text:p text:style-name="P2"><text:span text:style-name="T14">Before beginning the simulation, we </text:span><text:span text:style-name="T16">now </text:span><text:span text:style-name="T14">have the following information about the bridge/</text:span><text:span text:style-name="T16">inspector</text:span><text:span text:style-name="T14">:</text:span></text:p>
      <text:list xml:id="list1565824074" text:style-name="L1">
        <text:list-item>
          <text:p text:style-name="P9"><text:span text:style-name="T14">L</text:span>ocations of all the sensor nodes on the bridge (in B<text:span text:style-name="T14">FR</text:span>)</text:p>
        </text:list-item>
        <text:list-item>
          <text:p text:style-name="P9"><text:span text:style-name="T14">Mapping</text:span> <text:span text:style-name="T14">of every sensor node to an</text:span> element on the bridge. </text:p>
        </text:list-item>
        <text:list-item>
          <text:p text:style-name="P10">Since <text:span text:style-name="T14">an </text:span>inspector<text:span text:style-name="T14"> who is</text:span> moving above the bridge, would not be able to view sensor nodes below the deck <text:span text:style-name="T14">and vice-versa</text:span>, we create element visibility table for visible elements above and below the deck. The boundary/deck position is chosen to be 19 feet for <text:span text:style-name="T14">our case study </text:span><text:span text:style-name="T15">of Telegraph Bridge. </text:span></text:p>
        </text:list-item>
        <text:list-item>
          <text:p text:style-name="P12">Based on element visibility mapping obtained from Step 3, we split the sensor nodes list in Step 1, to obtain sensor nodes above and below the bridge. This is done to optimize our framework. </text:p>
        </text:list-item>
        <text:list-item>
          <text:p text:style-name="P12">128 different positions of the inspector in BFR, along with roll, pitch and yaw values for each position.</text:p>
        </text:list-item>
      </text:list>
      <text:p text:style-name="P13"/>
      <text:p text:style-name="P3"><text:span text:style-name="T16">Once we have the above input data for simulation, we begin by reading the file containing spatial context information of inspection path in BFR. For each such context, record the </text:span><text:span text:style-name="T17">'true' </text:span><text:span text:style-name="T16">inspector position in BFR. We then generate 100 error </text:span><text:span text:style-name="T17">samples for the inspector's position, </text:span><text:span text:style-name="T16">from Weibull distribution with beta=2. <text:s/></text:span><text:span text:style-name="T17">Each error sample is added to the current inspector's position in BFR, to obtain 'observed' inspector position. </text:span></text:p>
      <text:p text:style-name="P14"><text:line-break/>Similarly we simulate the 'observed' orientation of the inspector, which would be different from the 'true' orientation because of errors in device measuring orientation. This error is not very large, and so we restrict it to a value between -0.5 degree and 0.5 degree. </text:p>
      <text:p text:style-name="P4"><text:span text:style-name="T17"><text:line-break/>Once we have the 'observed' spatial context of inspector (i.e. 'observed' position/orientation), we now determine the near and far plane points for the inspector in BFR. We have taken the near and far plane distances to be 3 feet to 30 feet along with a view angle of 30 degrees, considering the visual cone of interest for the human eye. <text:s/></text:span><text:span text:style-name="T18">Thus the data would help us determine the near and far plane points of the current inspector position in BFR. </text:span></text:p>
      <text:p text:style-name="P15"/>
      <text:p text:style-name="P5"><text:span text:style-name="T18">Having defined the visual cone of interest for the inspector and depending on the inspectors position </text:span><text:soft-page-break/><text:span text:style-name="T18">relative to the deck, we parse the appropriate file of </text:span><text:span text:style-name="T19">element </text:span><text:span text:style-name="T18">nodes above/below deck. </text:span><text:span text:style-name="T20">For each element node, we check if it is contained within the bounding box of the inspector. If the condition evaluates to true, we record the element to which the node belongs. </text:span></text:p>
      <text:p text:style-name="P5"><text:span text:style-name="T20"><text:line-break/>At the end of the above program, we have a list elements identified along with the fraction of element nodes that fall within the bounding box, for every 'observed' spatial context of inspector in BFR. <text:s/></text:span><text:span text:style-name="T21">For analyzing element identification accuracy in 'observed' spatial context, we would require information similar information about elements identified for every 'true' spatial context of inspector. Thus we repeat the above sequence of steps, for </text:span><text:span text:style-name="T22">each</text:span><text:span text:style-name="T21"> 'true' spatial context of inspector </text:span><text:span text:style-name="T23">i.e. without errors</text:span><text:span text:style-name="T21">. </text:span></text:p>
      <text:p text:style-name="P16"/>
      <text:p text:style-name="P6"><text:span text:style-name="T24">At this stage we have</text:span><text:span text:style-name="T5"> obtain</text:span><text:span text:style-name="T24">ed</text:span><text:span text:style-name="T5"> results for </text:span><text:span text:style-name="T24">'observed'</text:span><text:span text:style-name="T5"> inspector positions </text:span><text:span text:style-name="T24">and corresponding 'true' position, which would allow us </text:span><text:span text:style-name="T5">to make inferences about element identification accuracy. </text:span><text:span text:style-name="T25">To do this,</text:span></text:p>
      <text:p text:style-name="P6"><text:span text:style-name="T25">we</text:span><text:span text:style-name="T4"> </text:span><text:span text:style-name="T5">pars</text:span><text:span text:style-name="T25">e</text:span><text:span text:style-name="T5"> the output files for </text:span><text:span text:style-name="T25">'observed' positions</text:span><text:span text:style-name="T5">, and determin</text:span><text:span text:style-name="T25">e</text:span><text:span text:style-name="T5"> percentage of </text:span><text:span text:style-name="T25">correctly identified </text:span><text:span text:style-name="T5">elements </text:span><text:span text:style-name="T43">in </text:span><text:span text:style-name="T25">all 'observed' positions relative to the corresponding 'true' position. </text:span><text:span text:style-name="T5">We also determine elements identified in </text:span><text:span text:style-name="T26">'</text:span><text:span text:style-name="T5">observed</text:span><text:span text:style-name="T26">'</text:span><text:span text:style-name="T5"> positions, that were not </text:span><text:span text:style-name="T26">obtained</text:span><text:span text:style-name="T5"> in </text:span><text:span text:style-name="T26">the corresponding '</text:span><text:span text:style-name="T5">true</text:span><text:span text:style-name="T26">'</text:span><text:span text:style-name="T5"> position (i.e. False Positives). Similarly </text:span><text:span text:style-name="T26">we record </text:span><text:span text:style-name="T5">element identification percentages for elements in true position, that were not identified in </text:span><text:span text:style-name="T26">any of the corresponding</text:span><text:span text:style-name="T5"> observed positions </text:span><text:span text:style-name="T26">i.e. </text:span><text:span text:style-name="T5">False Negatives.</text:span></text:p>
      <text:p text:style-name="P7"><text:span text:style-name="T5"><text:line-break/></text:span><text:span text:style-name="T44">W</text:span><text:span text:style-name="T5">e </text:span><text:span text:style-name="T44">now </text:span><text:span text:style-name="T5">have the percentages for </text:span><text:span text:style-name="T6">elements identified correctly </text:span><text:span text:style-name="T40">along with</text:span><text:span text:style-name="T6"> false positives and false negatives for every inspector position. We use these results to obtain the probability of an element being missed </text:span><text:span text:style-name="T27">on average, for any</text:span><text:span text:style-name="T6"> position of </text:span><text:span text:style-name="T7">inspector on </text:span><text:span text:style-name="T6">the bridge. </text:span></text:p>
      <text:list xml:id="list319954636" text:continue-numbering="true" text:style-name="L1">
        <text:list-header>
          <text:p text:style-name="P10"><text:span text:style-name="T14"><text:s/></text:span><text:s/></text:p>
        </text:list-header>
      </text:list>
      <text:p text:style-name="P8"><text:span text:style-name="T28">A brief summary of the </text:span><text:span text:style-name="T1">algorithm:</text:span></text:p>
      <text:p text:style-name="P8"><text:span text:style-name="T1"><text:tab/></text:span><text:span text:style-name="T29">define NUM_OF_RUNS 5</text:span></text:p>
      <text:list xml:id="list1974605204" text:style-name="L2">
        <text:list-header>
          <text:p text:style-name="P18">for runs=1 to NUM_OF_RUNS</text:p>
          <text:list>
            <text:list-header>
              <text:p text:style-name="P18">for each inspector position</text:p>
              <text:list>
                <text:list-item>
                  <text:p text:style-name="P17"><text:span text:style-name="T1">Set the </text:span><text:span text:style-name="T30">'true' </text:span><text:span text:style-name="T1">inspe</text:span><text:span text:style-name="T2">ctor position in BFR</text:span></text:p>
                </text:list-item>
                <text:list-item>
                  <text:p text:style-name="P19">for each sampled error distance value from Weibull Distribution</text:p>
                  <text:list>
                    <text:list-item>
                      <text:p text:style-name="P20">Obtain error distance sample from the distribution if above deck and set to 0.5 m if below deck</text:p>
                    </text:list-item>
                    <text:list-item>
                      <text:p text:style-name="P24">Generate a random orientation angle for error vector. </text:p>
                    </text:list-item>
                    <text:list-item>
                      <text:p text:style-name="P21"><text:span text:style-name="T31">Compute 'observed' </text:span><text:span text:style-name="T32">inspector </text:span><text:span text:style-name="T31">position in BFR </text:span><text:span text:style-name="T32">by adding error vector (obtained from magnitude and orientation in Step 1 and 2) to 'true' inspector position</text:span></text:p>
                    </text:list-item>
                    <text:list-item>
                      <text:p text:style-name="P20">Add errors in roll, pitch and yaw (<text:span text:style-name="T33">randomly </text:span>generated between -<text:span text:style-name="T33">0.5</text:span> and <text:span text:style-name="T33">0.5</text:span>) to the roll, pitch and yaw <text:span text:style-name="T3">values</text:span> <text:span text:style-name="T33">for current 'true' orientation of inspector</text:span></text:p>
                    </text:list-item>
                    <text:list-item>
                      <text:p text:style-name="P22"><text:span text:style-name="T4">Determine the Near and Far plane points in BFR, using </text:span><text:span text:style-name="T34">'observed' </text:span><text:span text:style-name="T4">inspector position and distance of the respective planes from the inspector. </text:span></text:p>
                    </text:list-item>
                    <text:list-item>
                      <text:p text:style-name="P25">The inspector position in BFR, near and far plane points, along with the view angle determine the bounding box/region of interest of the inspector.</text:p>
                    </text:list-item>
                    <text:list-item>
                      <text:p text:style-name="P25">Compute all nodes within the bounding box of the inspector. </text:p>
                      <text:list>
                        <text:list-item>
                          <text:p text:style-name="P22"><text:span text:style-name="T4">Depending on whether the inspector is above or below the deck, choose the corresponding list of element nodes </text:span><text:span text:style-name="T35">to parse</text:span><text:span text:style-name="T4">.</text:span></text:p>
                        </text:list-item>
                        <text:list-item>
                          <text:p text:style-name="P22"><text:span text:style-name="T36">C</text:span><text:span text:style-name="T4">heck if each </text:span><text:span text:style-name="T37">element </text:span><text:span text:style-name="T4">node is contained in the bounding box. </text:span></text:p>
                        </text:list-item>
                        <text:list-item>
                          <text:p text:style-name="P23"><text:span text:style-name="T38">Record percentage of element nodes </text:span><text:span text:style-name="T39">identified </text:span><text:span text:style-name="T38">for every element that falls in bounding box of inspector</text:span></text:p>
                        </text:list-item>
                      </text:list>
                    </text:list-item>
                  </text:list>
                </text:list-item>
              </text:list>
            </text:list-header>
          </text:list>
        </text:list-header>
      </text:list>
      <text:p text:style-name="P26"><text:tab/></text:p>
      <text:p text:style-name="P27"/>
      <text:p text:style-name="P28"/>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tul </meta:initial-creator>
    <meta:creation-date>2011-11-06T14:38:20</meta:creation-date>
    <dc:date>2011-11-07T21:49:19</dc:date>
    <dc:creator>Atul </dc:creator>
    <meta:editing-duration>PT16H31M57S</meta:editing-duration>
    <meta:editing-cycles>52</meta:editing-cycles>
    <meta:generator>OpenOffice.org/3.2$Linux OpenOffice.org_project/320m19$Build-9505</meta:generator>
    <meta:document-statistic meta:table-count="0" meta:image-count="0" meta:object-count="0" meta:page-count="2" meta:paragraph-count="34" meta:word-count="1113" meta:character-count="6936"/>
  </office:meta>
</office:document-meta>
</file>